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0c0c0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ext-properties style:font-name="Arial1"/>
    </style:style>
    <style:style style:name="ce6" style:family="table-cell" style:parent-style-name="Default">
      <style:table-cell-properties fo:background-color="#00ff00"/>
      <style:text-properties style:use-window-font-color="true"/>
    </style:style>
    <style:style style:name="ce7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10" style:family="table-cell" style:parent-style-name="Default" style:data-style-name="N2"/>
    <style:style style:name="ce11" style:family="table-cell" style:parent-style-name="Default" style:data-style-name="N105"/>
    <style:style style:name="ce12" style:family="table-cell" style:parent-style-name="Default" style:data-style-name="N2">
      <style:table-cell-properties fo:background-color="#00ff00"/>
      <style:text-properties style:use-window-font-color="true"/>
    </style:style>
    <style:style style:name="ce13" style:family="table-cell" style:parent-style-name="Default" style:data-style-name="N2">
      <style:table-cell-properties fo:background-color="#00ff00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5">
      <style:table-cell-properties fo:background-color="#00ff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>
            <text:p>Municipios</text:p>
          </table:table-cell>
          <table:table-cell office:value-type="string">
            <text:p>Régimen General</text:p>
          </table:table-cell>
          <table:table-cell office:value-type="string">
            <text:p>Superficie</text:p>
          </table:table-cell>
          <table:table-cell table:number-columns-repeated="3"/>
          <table:table-cell office:value-type="string">
            <text:p>Antonio García Puga</text:p>
          </table:table-cell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4"/>
        </table:table-row>
        <table:table-row table:style-name="ro2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4"/>
        </table:table-row>
        <table:table-row table:style-name="ro2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4"/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4"/>
        </table:table-row>
        <table:table-row table:style-name="ro2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4"/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4"/>
        </table:table-row>
        <table:table-row table:style-name="ro2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4"/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4"/>
        </table:table-row>
        <table:table-row table:style-name="ro2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4"/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4"/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4"/>
        </table:table-row>
        <table:table-row table:style-name="ro2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4"/>
        </table:table-row>
        <table:table-row table:style-name="ro2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4"/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4"/>
        </table:table-row>
        <table:table-row table:style-name="ro2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4"/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4"/>
        </table:table-row>
        <table:table-row table:style-name="ro2">
          <table:table-cell office:value-type="string">
            <text:p>María de l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4"/>
        </table:table-row>
        <table:table-row table:style-name="ro2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4"/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4"/>
        </table:table-row>
        <table:table-row table:style-name="ro2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4"/>
        </table:table-row>
        <table:table-row table:style-name="ro2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4"/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4"/>
        </table:table-row>
        <table:table-row table:style-name="ro2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4"/>
        </table:table-row>
        <table:table-row table:style-name="ro2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4"/>
        </table:table-row>
        <table:table-row table:style-name="ro2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4"/>
        </table:table-row>
        <table:table-row table:style-name="ro2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4"/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4"/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4"/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4"/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4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4"/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4"/>
        </table:table-row>
        <table:table-row table:style-name="ro2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4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4"/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4"/>
        </table:table-row>
        <table:table-row table:style-name="ro2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4"/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4"/>
        </table:table-row>
        <table:table-row table:style-name="ro2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4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4"/>
        </table:table-row>
        <table:table-row table:style-name="ro2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4"/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4"/>
        </table:table-row>
        <table:table-row table:style-name="ro2">
          <table:table-cell office:value-type="string">
            <text:p>Petra 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4"/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4"/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4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4"/>
        </table:table-row>
        <table:table-row table:style-name="ro2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4"/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4"/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4"/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4"/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4"/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4"/>
        </table:table-row>
        <table:table-row table:style-name="ro2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4"/>
        </table:table-row>
        <table:table-row table:style-name="ro2">
          <table:table-cell office:value-type="string">
            <text:p>Sant Antonio de Portmany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4"/>
        </table:table-row>
        <table:table-row table:style-name="ro2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4"/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4"/>
        </table:table-row>
        <table:table-row table:style-name="ro2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4"/>
        </table:table-row>
        <table:table-row table:style-name="ro2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4"/>
        </table:table-row>
        <table:table-row table:style-name="ro2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4"/>
        </table:table-row>
        <table:table-row table:style-name="ro2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4"/>
        </table:table-row>
        <table:table-row table:style-name="ro2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4"/>
        </table:table-row>
        <table:table-row table:style-name="ro2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4"/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4"/>
        </table:table-row>
        <table:table-row table:style-name="ro2">
          <table:table-cell office:value-type="string">
            <text:p>Ciutadella de Mallorc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4"/>
        </table:table-row>
        <table:table-row table:style-name="ro2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4"/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4"/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4"/>
        </table:table-row>
        <table:table-row table:style-name="ro2">
          <table:table-cell/>
          <table:table-cell table:formula="of:=SUM([.B2:.B68])" office:value-type="float" office:value="37931">
            <text:p>37931</text:p>
          </table:table-cell>
          <table:table-cell table:formula="of:=SUM([.C2:.C68])" office:value-type="float" office:value="4991.67">
            <text:p>4991,67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JERCICIO 2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>
            <text:p>Rango: diferencia entre el valor máximo y mínimo</text:p>
          </table:table-cell>
          <table:table-cell table:style-name="ce4" table:formula="of:=[.B68]-[.B2]" office:value-type="float" office:value="760">
            <text:p>760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>
            <text:p><text:s text:c="15"/></text:p>
          </table:table-cell>
          <table:table-cell table:number-columns-repeated="5"/>
        </table:table-row>
        <table:table-row table:style-name="ro2">
          <table:table-cell office:value-type="string">
            <text:p>Rango Intercuartil: diferencia entre el 3 y 1 cuartil. <text:s/></text:p>
          </table:table-cell>
          <table:table-cell table:number-columns-repeated="6"/>
        </table:table-row>
        <table:table-row table:style-name="ro2">
          <table:table-cell office:value-type="string">
            <text:p>Tercer intercuartil:</text:p>
          </table:table-cell>
          <table:table-cell table:formula="of:=QUARTILE([.B2:.B68];3)" office:value-type="float" office:value="450">
            <text:p>450</text:p>
          </table:table-cell>
          <table:table-cell table:number-columns-repeated="5"/>
        </table:table-row>
        <table:table-row table:style-name="ro2">
          <table:table-cell office:value-type="string">
            <text:p>Primer intercuartil:</text:p>
          </table:table-cell>
          <table:table-cell table:formula="of:=QUARTILE([.B2:.B68];1)" office:value-type="float" office:value="58.5">
            <text:p>58,5</text:p>
          </table:table-cell>
          <table:table-cell table:number-columns-repeated="5"/>
        </table:table-row>
        <table:table-row table:style-name="ro2">
          <table:table-cell table:style-name="ce4" office:value-type="string">
            <text:p>RIC: 450-58,5=</text:p>
          </table:table-cell>
          <table:table-cell table:style-name="ce9" office:value-type="float" office:value="391.5">
            <text:p>391,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esviación Típica:</text:p>
          </table:table-cell>
          <table:table-cell table:number-columns-repeated="6"/>
        </table:table-row>
        <table:table-row table:style-name="ro2">
          <table:table-cell table:style-name="ce5" office:value-type="string">
            <text:p>X= 12+14+..+14541/67=</text:p>
          </table:table-cell>
          <table:table-cell table:style-name="ce10" table:formula="of:=[.B69]/67" office:value-type="float" office:value="566.134328358209">
            <text:p>566,13</text:p>
          </table:table-cell>
          <table:table-cell table:number-columns-repeated="5"/>
        </table:table-row>
        <table:table-row table:style-name="ro2">
          <table:table-cell office:value-type="string">
            <text:p>Var x=(12^2+14^2+.../67)- 566,13^2=</text:p>
          </table:table-cell>
          <table:table-cell table:style-name="ce11" table:formula="of:=(([.B2]^2+[.B3]^2+[.B4]^2+[.B5]^2+[.B6]^2+[.B7]^2+[.B8]^2+[.B9]^2+[.B10]^2+[.B11]^2+[.B12]^2+[.B13]^2+[.B14]^2+[.B15]^2+[.B16]^2+[.B17]^2+[.B18]^2+[.B19]^2+[.B20]^2+[.B21]^2+[.B22]^2+[.B23]^2+[.B24]^2+[.B25]^2+[.B26]^2+[.B27]^2+[.B28]^2+[.B29]^2+[.B30]^2+[.B31]^2+[.B32]^2+[.B33]^2+[.B34]^2+[.B35]^2+[.B36]^2+[.B37]^2+[.B38]^2+[.B39]^2+[.B40]^2+[.B41]^2+[.B42]^2+[.B43]^2+[.B44]^2+[.B45]^2+[.B46]^2+[.B47]^2+[.B48]^2+[.B49]^2+[.B50]^2+[.B51]^2+[.B52]^2+[.B53]^2+[.B54]^2+[.B55]^2+[.B56]^2+[.B57]^2+[.B58]^2+[.B59]^2+[.B60]^2+[.B61]^2+[.B62]^2+[.B63]^2+[.B64]^2+[.B65]^2+[.B66]^2+[.B67]^2+[.B68]^2)/67)-([.B80]^2)" office:value-type="float" office:value="3175040.59389619">
            <text:p>3175040,594</text:p>
          </table:table-cell>
          <table:table-cell table:number-columns-repeated="5"/>
        </table:table-row>
        <table:table-row table:style-name="ro2">
          <table:table-cell table:style-name="ce6" office:value-type="string">
            <text:p>S=B81^1/2</text:p>
          </table:table-cell>
          <table:table-cell table:style-name="ce12" table:formula="of:=[.B81]^(1/2)" office:value-type="float" office:value="1781.86435900609">
            <text:p>1781,8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Varianza:</text:p>
          </table:table-cell>
          <table:table-cell table:number-columns-repeated="6"/>
        </table:table-row>
        <table:table-row table:style-name="ro2">
          <table:table-cell office:value-type="string">
            <text:p>X= 12+14+..+14541/67=</text:p>
          </table:table-cell>
          <table:table-cell table:style-name="ce10" table:formula="of:=[.B80]" office:value-type="float" office:value="566.134328358209">
            <text:p>566,13</text:p>
          </table:table-cell>
          <table:table-cell table:number-columns-repeated="5"/>
        </table:table-row>
        <table:table-row table:style-name="ro2">
          <table:table-cell table:style-name="ce4" office:value-type="string">
            <text:p>Var x=(12^2+14^2+.../67)- 566,13^2=</text:p>
          </table:table-cell>
          <table:table-cell table:style-name="ce13" table:formula="of:=(([.B2]^2+[.B3]^2+[.B4]^2+[.B5]^2+[.B6]^2+[.B7]^2+[.B8]^2+[.B9]^2+[.B10]^2+[.B11]^2+[.B12]^2+[.B13]^2+[.B14]^2+[.B15]^2+[.B16]^2+[.B17]^2+[.B18]^2+[.B19]^2+[.B20]^2+[.B21]^2+[.B22]^2+[.B23]^2+[.B24]^2+[.B25]^2+[.B26]^2+[.B27]^2+[.B28]^2+[.B29]^2+[.B30]^2+[.B31]^2+[.B32]^2+[.B33]^2+[.B34]^2+[.B35]^2+[.B36]^2+[.B37]^2+[.B38]^2+[.B39]^2+[.B40]^2+[.B41]^2+[.B42]^2+[.B43]^2+[.B44]^2+[.B45]^2+[.B46]^2+[.B47]^2+[.B48]^2+[.B49]^2+[.B50]^2+[.B51]^2+[.B52]^2+[.B53]^2+[.B54]^2+[.B55]^2+[.B56]^2+[.B57]^2+[.B58]^2+[.B59]^2+[.B60]^2+[.B61]^2+[.B62]^2+[.B63]^2+[.B64]^2+[.B65]^2+[.B66]^2+[.B67]^2+[.B68]^2)/67)-([.B80]^2)" office:value-type="float" office:value="3175040.59389619">
            <text:p>3175040,59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3" office:value-type="string">
            <text:p>EJERCICIO 3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ediana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Mediana: Nº Total de Munucipios / 2 =33,5 (Posic)</text:p>
          </table:table-cell>
          <table:table-cell table:style-name="ce14" table:formula="of:=MEDIAN([.B2:.B68])" office:value-type="float" office:value="164">
            <text:p>16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rimer Cuartil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Primer Cuartil: 25%= 0,25*67=Posición</text:p>
          </table:table-cell>
          <table:table-cell table:style-name="ce14" table:formula="of:=QUARTILE([.B2:.B68];1)" office:value-type="float" office:value="58.5">
            <text:p>58,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ercer Cuartil:</text:p>
          </table:table-cell>
          <table:table-cell table:number-columns-repeated="6"/>
        </table:table-row>
        <table:table-row table:style-name="ro2">
          <table:table-cell table:style-name="ce7" office:value-type="string">
            <text:p>Tercer Cuartil:75%=0,75*67=Posición</text:p>
          </table:table-cell>
          <table:table-cell table:style-name="ce14" table:formula="of:=QUARTILE([.B2:.B68];3)" office:value-type="float" office:value="450">
            <text:p>45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Límite superior entre valores típicos y atípico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450+1,5*391,5(RIC)= <text:s text:c="21"/>L. Superior=</text:p>
          </table:table-cell>
          <table:table-cell table:style-name="ce14" table:formula="of:=[.B98]+(1.5*[.B77])" office:value-type="float" office:value="1037.25">
            <text:p>1037,25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number-columns-repeated="5"/>
        </table:table-row>
        <table:table-row table:style-name="ro2">
          <table:table-cell office:value-type="string">
            <text:p>Límite inferior entre valores típicos y atípicos:</text:p>
          </table:table-cell>
          <table:table-cell table:style-name="ce15"/>
          <table:table-cell table:number-columns-repeated="5"/>
        </table:table-row>
        <table:table-row table:style-name="ro2">
          <table:table-cell table:style-name="ce4" office:value-type="string">
            <text:p>58,5-1,5*391,5(RIC)= <text:s text:c="21"/>L. Inferior=</text:p>
          </table:table-cell>
          <table:table-cell table:style-name="ce14" table:formula="of:=[.B95]-(1.5*[.B77])" office:value-type="float" office:value="-528.75">
            <text:p>-528,75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number-columns-repeated="5"/>
        </table:table-row>
        <table:table-row table:style-name="ro2">
          <table:table-cell office:value-type="string">
            <text:p>Límite superior entre valores atípicos y extremos:</text:p>
          </table:table-cell>
          <table:table-cell table:style-name="ce15"/>
          <table:table-cell table:number-columns-repeated="5"/>
        </table:table-row>
        <table:table-row table:style-name="ro2">
          <table:table-cell table:style-name="ce4" office:value-type="string">
            <text:p>450+3*391,5(RIC)= <text:s text:c="24"/>L. Superior=</text:p>
          </table:table-cell>
          <table:table-cell table:style-name="ce14" table:formula="of:=[.B98]+(3*[.B77])" office:value-type="float" office:value="1624.5">
            <text:p>1624,5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number-columns-repeated="5"/>
        </table:table-row>
        <table:table-row table:style-name="ro2">
          <table:table-cell office:value-type="string">
            <text:p>Límite inferior entre valores atípicos y extremos:</text:p>
          </table:table-cell>
          <table:table-cell table:style-name="ce15"/>
          <table:table-cell table:number-columns-repeated="5"/>
        </table:table-row>
        <table:table-row table:style-name="ro2">
          <table:table-cell table:style-name="ce4" office:value-type="string">
            <text:p>58,5-3*391,5(RIC)= <text:s text:c="24"/>L. Inferior=</text:p>
          </table:table-cell>
          <table:table-cell table:style-name="ce14" table:formula="of:=[.B95]-(3*[.B77])" office:value-type="float" office:value="-1116">
            <text:p>-1116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number-columns-repeated="5"/>
        </table:table-row>
        <table:table-row table:style-name="ro2">
          <table:table-cell table:style-name="ce4" office:value-type="string">
            <text:p>Máximo valor típico: <text:s text:c="30"/></text:p>
          </table:table-cell>
          <table:table-cell table:style-name="ce14" table:formula="of:=[.B61]" office:value-type="float" office:value="658">
            <text:p>658</text:p>
          </table:table-cell>
          <table:table-cell table:number-columns-repeated="5"/>
        </table:table-row>
        <table:table-row table:style-name="ro2">
          <table:table-cell table:style-name="ce4" office:value-type="string">
            <text:p>Mínimo valor típico: <text:s text:c="28"/></text:p>
          </table:table-cell>
          <table:table-cell table:style-name="ce14" table:formula="of:=[.B2]" office:value-type="float" office:value="25">
            <text:p>25</text:p>
          </table:table-cell>
          <table:table-cell table:number-columns-repeated="5"/>
        </table:table-row>
        <table:table-row table:style-name="ro2">
          <table:table-cell table:style-name="ce4" office:value-type="string">
            <text:p>Valores atípicos: </text:p>
          </table:table-cell>
          <table:table-cell table:style-name="ce14" office:value-type="string">
            <text:p>1065,1187,1315,1364</text:p>
          </table:table-cell>
          <table:table-cell table:number-columns-repeated="5"/>
        </table:table-row>
        <table:table-row table:style-name="ro2">
          <table:table-cell table:style-name="ce4" office:value-type="string">
            <text:p>Valores extremos:</text:p>
          </table:table-cell>
          <table:table-cell table:style-name="ce14" office:value-type="string">
            <text:p>2080,2374,14541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3" office:value-type="string">
            <text:p>EJERCICIO 4: </text:p>
          </table:table-cell>
          <table:table-cell table:number-columns-repeated="6"/>
        </table:table-row>
        <table:table-row table:style-name="ro2">
          <table:table-cell office:value-type="string">
            <text:p>*Ordenamos la superficie tabla de menor a mayor</text:p>
          </table:table-cell>
          <table:table-cell table:number-columns-repeated="6"/>
        </table:table-row>
        <table:table-row table:style-name="ro2">
          <table:table-cell office:value-type="string">
            <text:p>Media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Suma de las superficies/ Nº total de superficies</text:p>
          </table:table-cell>
          <table:table-cell table:style-name="ce13" table:formula="of:=[.C69]/67" office:value-type="float" office:value="74.5025373134328">
            <text:p>74,5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Varianza:</text:p>
          </table:table-cell>
          <table:table-cell table:number-columns-repeated="6"/>
        </table:table-row>
        <table:table-row table:style-name="ro2">
          <table:table-cell office:value-type="string">
            <text:p>X= 8,29+11,14+.../67= 74,50</text:p>
          </table:table-cell>
          <table:table-cell table:style-name="ce10" table:formula="of:=[.C69]/67" office:value-type="float" office:value="74.5025373134328">
            <text:p>74,5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Var x=(8,29^2+11,14^2+.../67)- 74,50^2=</text:p>
          </table:table-cell>
          <table:table-cell table:style-name="ce13" table:formula="of:=(([.C2]^2+[.C3]^2+[.C4]^2+[.C5]^2+[.C6]^2+[.C7]^2+[.C8]^2+[.C9]^2+[.C10]^2+[.C11]^2+[.C12]^2+[.C13]^2+[.C14]^2+[.C15]^2+[.C16]^2+[.C17]^2+[.C18]^2+[.C19]^2+[.C20]^2+[.C21]^2+[.C22]^2+[.C23]^2+[.C24]^2+[.C25]^2+[.C26]^2+[.C27]^2+[.C28]^2+[.C29]^2+[.C30]^2+[.C31]^2+[.C32]^2+[.C33]^2+[.C34]^2+[.C35]^2+[.C36]^2+[.C37]^2+[.C38]^2+[.C39]^2+[.C40]^2+[.C41]^2+[.C42]^2+[.C43]^2+[.C44]^2+[.C45]^2+[.C46]^2+[.C47]^2+[.C48]^2+[.C49]^2+[.C50]^2+[.C51]^2+[.C52]^2+[.C53]^2+[.C54]^2+[.C55]^2+[.C56]^2+[.C57]^2+[.C58]^2+[.C59]^2+[.C60]^2+[.C61]^2+[.C62]^2+[.C63]^2+[.C64]^2+[.C65]^2+[.C66]^2+[.C67]^2+[.C68]^2)/67)-([.B124]^2)" office:value-type="float" office:value="4020.27257714413">
            <text:p>4020,2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esviación Típica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= 8,29+11,14+.../67= 74,50</text:p>
          </table:table-cell>
          <table:table-cell table:style-name="ce10" table:formula="of:=[.C69]/67" office:value-type="float" office:value="74.5025373134328">
            <text:p>74,50</text:p>
          </table:table-cell>
          <table:table-cell table:number-columns-repeated="5"/>
        </table:table-row>
        <table:table-row table:style-name="ro2">
          <table:table-cell office:value-type="string">
            <text:p>Var x=((8,29^2)(1)+(11,14^2)(1)+.../(67))- (74,50^2)=</text:p>
          </table:table-cell>
          <table:table-cell table:style-name="ce10" table:formula="of:=[.B125]" office:value-type="float" office:value="4020.27257714413">
            <text:p>4020,27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=4020,27^(1/2)=</text:p>
          </table:table-cell>
          <table:table-cell table:style-name="ce13" table:formula="of:=[.B130]^(1/2)" office:value-type="float" office:value="63.4056194445266">
            <text:p>63,41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3" office:value-type="string">
            <text:p>EJERCICIO 5: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>
            <draw:frame table:end-cell-address="Hoja1.C157" table:end-x="3.038cm" table:end-y="0.119cm" draw:z-index="0" draw:style-name="gr1" svg:width="15.999cm" svg:height="8.999cm" svg:x="0.308cm" svg:y="0.153cm">
              <draw:object draw:notify-on-update-of-ranges="Hoja1.B2:Hoja1.B68 Hoja1.C2:Hoja1.C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2" table:number-rows-repeated="23">
          <table:table-cell table:number-columns-repeated="7"/>
        </table:table-row>
        <table:table-row table:style-name="ro1">
          <table:table-cell table:style-name="ce3" office:value-type="string">
            <text:p>EJERCICIO 6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Coeficiente de correlación:</text:p>
          </table:table-cell>
          <table:table-cell table:number-columns-repeated="6"/>
        </table:table-row>
        <table:table-row table:style-name="ro2">
          <table:table-cell office:value-type="string">
            <text:p>medias de x=566,13 <text:s/>y=74,50</text:p>
          </table:table-cell>
          <table:table-cell table:number-columns-repeated="6"/>
        </table:table-row>
        <table:table-row table:style-name="ro2">
          <table:table-cell office:value-type="string">
            <text:p>Desviación típica de x=1781,86 <text:s/>y= 63,41</text:p>
          </table:table-cell>
          <table:table-cell table:number-columns-repeated="6"/>
        </table:table-row>
        <table:table-row table:style-name="ro2">
          <table:table-cell table:style-name="ce4" office:value-type="string">
            <text:p>Utilizamos la formula de openoffice debido a la cantidad de datos</text:p>
          </table:table-cell>
          <table:table-cell table:style-name="ce4"/>
          <table:table-cell table:style-name="ce16" table:formula="of:=CORREL([.B2:.B68];[.C2:.C68])" office:value-type="float" office:value="0.369430700177737">
            <text:p>0,369</text:p>
          </table:table-cell>
          <table:table-cell table:number-columns-repeated="4"/>
        </table:table-row>
        <table:table-row table:style-name="ro2">
          <table:table-cell office:value-type="string">
            <text:p>El resultado no se acerca ni a 1 ni a -1 por lo tanto no es muy lineal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Covarianza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Utilizamos la formula de openoffice debido a la cantidad de datos.</text:p>
          </table:table-cell>
          <table:table-cell table:style-name="ce4"/>
          <table:table-cell table:style-name="ce4" table:formula="of:=COVAR([.B2:.B68];[.C2:.C68])" office:value-type="float" office:value="41738.3593606594">
            <text:p>41738,3593606594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Hoja1.A1:Hoja1.C7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/03/2011</text:date>, <text:time>18:4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2T10:38:48.59</meta:creation-date>
    <dc:date>2011-03-02T18:48:17.20</dc:date>
    <meta:editing-duration>PT5H2M1S</meta:editing-duration>
    <meta:editing-cycles>17</meta:editing-cycles>
    <meta:generator>OpenOffice.org/3.3$Win32 OpenOffice.org_project/330m20$Build-9567</meta:generator>
    <meta:document-statistic meta:table-count="3" meta:cell-count="2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B2:Hoja1.C68" svg:x="1.385cm" svg:y="0.856cm" svg:width="14.001cm" svg:height="6.955cm">
          <chartooo:coordinate-region svg:x="2.192cm" svg:y="1.068cm" svg:width="12.73cm" svg:height="6.07cm"/>
          <chart:axis chart:dimension="x" chart:name="primary-x" chart:style-name="ch3">
            <chart:title svg:x="7.031cm" svg:y="7.992cm" chart:style-name="ch4">
              <text:p>Régimen General</text:p>
            </chart:title>
          </chart:axis>
          <chart:axis chart:dimension="y" chart:name="primary-y" chart:style-name="ch3">
            <chart:title svg:x="0.478cm" svg:y="5.118cm" chart:style-name="ch5">
              <text:p>Superficie</text:p>
            </chart:title>
            <chart:grid chart:style-name="ch6" chart:class="major"/>
          </chart:axis>
          <chart:series chart:style-name="ch7" chart:values-cell-range-address="Hoja1.C2:Hoja1.C68" chart:class="chart:scatter">
            <chart:domain table:cell-range-address="Hoja1.B2:Hoja1.B68"/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B2:Hoja1.B68</svg:desc>
                </draw:g>
              </table:table-cell>
              <table:table-cell office:value-type="float" office:value="8.29">
                <text:p>8.29</text:p>
                <draw:g>
                  <svg:desc>Hoja1.C2:Hoja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